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5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30" office:value-type="string" calcext:value-type="string">
            <text:p>sub_6F070 when finish switch posi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13:24:34.32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17T15:37:33.909000000</dc:date>
    <meta:editing-duration>PT14H41M40S</meta:editing-duration>
    <meta:editing-cycles>48</meta:editing-cycles>
    <meta:document-statistic meta:table-count="2" meta:cell-count="13596" meta:object-count="0"/>
  </office:meta>
</office:document-meta>
</file>